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19" office:value-type="string" calcext:value-type="string">
            <text:p>COPY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ump to bookmark</text:p>
          </table:table-cell>
          <table:table-cell office:value-type="string" calcext:value-type="string">
            <text:p>Set bookmark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dit control label</text:p>
          </table:table-cell>
          <table:table-cell office:value-type="string" calcext:value-type="string">
            <text:p>Fix button/LED mismatche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inimiz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window</text:p>
          </table:table-cell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Open in new window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Clos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User manu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.00.0000</text:date>, <text:time style:data-style-name="N2" text:time-value="09:51:50.433508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12T20:28:00.161869344</dc:date>
    <meta:editing-duration>PT19H22M25S</meta:editing-duration>
    <meta:editing-cycles>22</meta:editing-cycles>
    <meta:generator>LibreOffice/7.3.2.2$MacOSX_AARCH64 LibreOffice_project/49f2b1bff42cfccbd8f788c8dc32c1c309559be0</meta:generator>
    <meta:document-statistic meta:table-count="1" meta:cell-count="145" meta:object-count="0"/>
  </office:meta>
</office:document-meta>
</file>